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fo:color="#666666" loext:opacity="100%" style:font-name="Calibri Light1" fo:font-size="8pt" fo:font-style="italic" fo:font-weight="bold" officeooo:rsid="002583f8" officeooo:paragraph-rsid="002583f8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Standard">
      <style:paragraph-properties fo:margin-left="1.251cm" fo:margin-right="0cm" fo:margin-top="0.101cm" fo:margin-bottom="0.101cm" style:contextual-spacing="false" fo:line-height="115%" fo:text-align="start" style:justify-single-word="false" fo:text-indent="0cm" style:auto-text-indent="false"/>
      <style:text-properties fo:color="#666666" loext:opacity="100%" style:font-name="Calibri Light1" fo:font-size="10pt" fo:font-style="italic" fo:font-weight="bold" officeooo:rsid="002583f8" officeooo:paragraph-rsid="002583f8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 Light" fo:font-size="9pt" fo:font-style="italic" fo:font-weight="normal" officeooo:rsid="001b8dc2" officeooo:paragraph-rsid="0026fbd1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fo:color="#666666" loext:opacity="100%" style:font-name="Calibri Light" fo:font-size="6pt" fo:font-style="italic" fo:font-weight="normal" officeooo:rsid="001b8dc2" officeooo:paragraph-rsid="002583f8" style:font-size-asian="5.25pt" style:font-style-asian="italic" style:font-weight-asian="normal" style:font-size-complex="6pt" style:font-style-complex="italic" style:font-weight-complex="normal"/>
    </style:style>
    <style:style style:name="P5" style:family="paragraph" style:parent-style-name="Standard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 Light" fo:font-size="6pt" fo:font-style="italic" fo:font-weight="normal" officeooo:rsid="001b8dc2" officeooo:paragraph-rsid="002583f8" style:font-size-asian="5.25pt" style:font-style-asian="italic" style:font-weight-asian="normal" style:font-size-complex="6pt" style:font-style-complex="italic" style:font-weight-complex="normal"/>
    </style:style>
    <style:style style:name="P6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fo:color="#666666" loext:opacity="100%" style:text-position="0% 100%" style:font-name="Calibri Light1" fo:font-size="8pt" fo:font-style="italic" fo:font-weight="bold" officeooo:rsid="002583f8" officeooo:paragraph-rsid="0026fbd1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margin-left="2.501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font-name="Calibri Light" fo:font-size="9pt" fo:font-style="normal" fo:font-weight="bold" officeooo:rsid="002583f8" officeooo:paragraph-rsid="002583f8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paragraph-properties fo:margin-left="2.501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font-name="Calibri Light" fo:font-size="9pt" fo:font-style="normal" fo:font-weight="bold" officeooo:rsid="001b8dc2" officeooo:paragraph-rsid="0029f278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Calibri Light" fo:font-size="9pt" fo:font-style="italic" fo:font-weight="normal" officeooo:rsid="002583f8" officeooo:paragraph-rsid="002583f8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fo:color="#000000" loext:opacity="100%" style:font-name="Calibri Light1" fo:font-size="8pt" fo:font-style="normal" fo:font-weight="bold" officeooo:rsid="002583f8" officeooo:paragraph-rsid="002583f8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fo:color="#000000" loext:opacity="100%" style:font-name="Calibri Light1" fo:font-size="8pt" fo:font-style="normal" fo:font-weight="bold" officeooo:rsid="002583f8" officeooo:paragraph-rsid="0026fbd1" style:font-size-asian="8pt" style:font-style-asian="normal" style:font-weight-asian="bold" style:font-size-complex="8pt" style:font-style-complex="normal" style:font-weight-complex="bold"/>
    </style:style>
    <style:style style:name="P12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fo:color="#000000" loext:opacity="100%" style:text-position="0% 100%" style:font-name="Calibri Light1" fo:font-size="8pt" fo:font-style="normal" fo:font-weight="bold" officeooo:rsid="002583f8" officeooo:paragraph-rsid="0026fbd1" style:font-size-asian="8pt" style:font-style-asian="normal" style:font-weight-asian="bold" style:font-size-complex="8pt" style:font-style-complex="normal" style:font-weight-complex="bold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Calibri Light1" fo:font-size="6pt" fo:font-weight="bold" officeooo:rsid="002583f8" officeooo:paragraph-rsid="002583f8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font-name="Calibri Light1" fo:font-size="11pt" fo:font-weight="bold" officeooo:rsid="002583f8" officeooo:paragraph-rsid="002583f8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201cm" fo:margin-bottom="0.201cm" style:contextual-spacing="false" fo:line-height="115%" fo:text-align="center" style:justify-single-word="false"/>
      <style:text-properties style:font-name="Calibri Light1" fo:font-size="11pt" fo:font-weight="bold" officeooo:rsid="0023ed2c" officeooo:paragraph-rsid="0023ed2c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fo:font-size="8pt" officeooo:paragraph-rsid="002583f8" style:font-size-asian="8pt" style:font-size-complex="8pt"/>
    </style:style>
    <style:style style:name="P17" style:family="paragraph" style:parent-style-name="Standard">
      <style:paragraph-properties fo:margin-left="2.501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size="9pt" fo:font-style="italic" fo:font-weight="bold" officeooo:rsid="002583f8" officeooo:paragraph-rsid="0026fbd1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Standard">
      <style:paragraph-properties fo:margin-top="0.201cm" fo:margin-bottom="0.201cm" style:contextual-spacing="false" fo:line-height="115%" fo:text-align="start" style:justify-single-word="false"/>
      <style:text-properties style:font-name="Calibri Light" fo:font-size="11pt" fo:font-weight="normal" officeooo:rsid="002583f8" officeooo:paragraph-rsid="0026fbd1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2.501cm" fo:margin-right="0cm" fo:margin-top="0.101cm" fo:margin-bottom="0.101cm" style:contextual-spacing="false" fo:line-height="115%" fo:text-align="start" style:justify-single-word="false" fo:text-indent="0cm" style:auto-text-indent="false"/>
      <style:text-properties style:text-position="0% 100%" fo:font-size="8pt" officeooo:paragraph-rsid="0026fbd1" style:font-size-asian="8pt" style:font-size-complex="8pt"/>
    </style:style>
    <style:style style:name="P20" style:family="paragraph" style:parent-style-name="Standard">
      <style:paragraph-properties fo:margin-left="1.251cm" fo:margin-right="0cm" fo:margin-top="0.101cm" fo:margin-bottom="0.101cm" style:contextual-spacing="false" fo:line-height="115%" fo:text-align="start" style:justify-single-word="false" fo:text-indent="0cm" style:auto-text-indent="false"/>
      <style:text-properties officeooo:paragraph-rsid="002583f8"/>
    </style:style>
    <style:style style:name="P21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 Light" fo:font-size="9pt" fo:font-style="italic" fo:font-weight="normal" officeooo:rsid="002583f8" officeooo:paragraph-rsid="002583f8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 Light" fo:font-size="9pt" fo:font-style="italic" fo:font-weight="normal" officeooo:rsid="002583f8" officeooo:paragraph-rsid="00284993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 Light" fo:font-size="9pt" fo:font-style="italic" fo:font-weight="normal" officeooo:rsid="002583f8" officeooo:paragraph-rsid="0026fbd1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9pt" fo:font-style="italic" fo:font-weight="normal" officeooo:rsid="002583f8" officeooo:paragraph-rsid="002583f8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9pt" fo:font-style="italic" fo:font-weight="normal" officeooo:rsid="002583f8" officeooo:paragraph-rsid="0026fbd1" style:font-size-asian="9pt" style:font-style-asian="italic" style:font-weight-asian="normal" style:font-size-complex="9pt" style:font-style-complex="italic" style:font-weight-complex="normal"/>
    </style:style>
    <style:style style:name="P26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Calibri Light" fo:font-size="10pt" fo:font-weight="normal" officeooo:rsid="002583f8" officeooo:paragraph-rsid="002583f8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pt" fo:font-weight="normal" officeooo:rsid="002583f8" officeooo:paragraph-rsid="0026fbd1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 Light"/>
    </style:style>
    <style:style style:name="T3" style:family="text">
      <style:text-properties style:font-name="Calibri Light" fo:font-weight="normal" style:font-weight-asian="normal" style:font-weight-complex="normal"/>
    </style:style>
    <style:style style:name="T4" style:family="text">
      <style:text-properties style:font-name="Calibri Light" fo:font-weight="normal" officeooo:rsid="001b8dc2" style:font-weight-asian="normal" style:font-weight-complex="normal"/>
    </style:style>
    <style:style style:name="T5" style:family="text">
      <style:text-properties style:font-name="Calibri Light" fo:font-weight="normal" officeooo:rsid="0026fbd1" style:font-weight-asian="normal" style:font-weight-complex="normal"/>
    </style:style>
    <style:style style:name="T6" style:family="text">
      <style:text-properties style:font-name="Calibri Light" fo:font-weight="normal" officeooo:rsid="00284993" style:font-weight-asian="normal" style:font-weight-complex="normal"/>
    </style:style>
    <style:style style:name="T7" style:family="text">
      <style:text-properties style:font-name="Calibri Light" fo:font-weight="normal" officeooo:rsid="0029f278" style:font-weight-asian="normal" style:font-weight-complex="normal"/>
    </style:style>
    <style:style style:name="T8" style:family="text">
      <style:text-properties style:font-name="Calibri Light" officeooo:rsid="0026fbd1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Calibri Light" fo:font-style="normal" fo:font-weight="normal" officeooo:rsid="001b8dc2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000000" loext:opacity="100%" officeooo:rsid="0026f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4993" style:font-weight-asian="normal" style:font-weight-complex="normal"/>
    </style:style>
    <style:style style:name="T15" style:family="text">
      <style:text-properties fo:font-weight="normal" officeooo:rsid="002b4139" style:font-weight-asian="normal" style:font-weight-complex="normal"/>
    </style:style>
    <style:style style:name="T16" style:family="text">
      <style:text-properties style:text-position="super 58%" style:font-name="Calibri Light" fo:font-weight="normal" style:font-weight-asian="normal" style:font-weight-complex="normal"/>
    </style:style>
    <style:style style:name="T17" style:family="text">
      <style:text-properties fo:color="#333333" loext:opacity="100%"/>
    </style:style>
    <style:style style:name="T18" style:family="text">
      <style:text-properties fo:color="#666666" loext:opacity="100%" officeooo:rsid="002583f8"/>
    </style:style>
    <style:style style:name="T19" style:family="text">
      <style:text-properties fo:color="#666666" loext:opacity="100%" style:font-name="Calibri Ligh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666666" loext:opacity="100%" style:font-name="Calibri Light" fo:font-style="italic" fo:font-weight="normal" officeooo:rsid="002583f8" style:font-style-asian="italic" style:font-weight-asian="normal" style:font-style-complex="italic" style:font-weight-complex="normal"/>
    </style:style>
    <style:style style:name="T21" style:family="text">
      <style:text-properties fo:color="#666666" loext:opacity="100%" officeooo:rsid="002b4139"/>
    </style:style>
    <style:style style:name="T22" style:family="text">
      <style:text-properties fo:color="#666666" loext:opacity="100%" fo:font-weight="normal" officeooo:rsid="002b4139" style:font-weight-asian="normal" style:font-weight-complex="normal"/>
    </style:style>
    <style:style style:name="T23" style:family="text">
      <style:text-properties officeooo:rsid="0026fbd1"/>
    </style:style>
    <style:style style:name="T24" style:family="text">
      <style:text-properties style:text-position="0% 100%" style:font-name="Calibri Light" fo:font-weight="normal" officeooo:rsid="0026fbd1" style:font-weight-asian="normal" style:font-weight-complex="normal"/>
    </style:style>
    <style:style style:name="T25" style:family="text">
      <style:text-properties officeooo:rsid="0028499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oría RAND, POWER, SQRT y MOD</text:p>
      <text:p text:style-name="P14">RAND: <text:span text:style-name="T14">función</text:span><text:span text:style-name="T13"> para obtener un número aleatorio del rango dado</text:span></text:p>
      <text:p text:style-name="P8">rand()*(<text:span text:style-name="T18">número max </text:span>- <text:span text:style-name="T18">número mín</text:span>) + <text:span text:style-name="T18">número mín</text:span>;</text:p>
      <text:p text:style-name="P4"/>
      <text:list text:style-name="L1">
        <text:list-item>
          <text:p text:style-name="P21"><text:span text:style-name="T1">Rand():</text:span> función que obtiene número entre 0 y 1 (ambos incluidos)</text:p>
        </text:list-item>
        <text:list-item>
          <text:p text:style-name="P24"><text:span text:style-name="T11">Número max:</text:span><text:span text:style-name="T9"> número máximo del rango</text:span></text:p>
        </text:list-item>
        <text:list-item>
          <text:p text:style-name="P24"><text:span text:style-name="T11">Número min:</text:span><text:span text:style-name="T9"> número mínimo del rango</text:span></text:p>
        </text:list-item>
      </text:list>
      <text:p text:style-name="P13"/>
      <text:p text:style-name="P10"><text:span text:style-name="T2">Ejemplo 1)</text:span><text:span text:style-name="T3"> Obtén un numero aleatorio entre 0 y 1</text:span></text:p>
      <text:p text:style-name="P1"><text:span text:style-name="T3"><text:tab/>set aleatorio = </text:span><text:span text:style-name="T4">rand();</text:span></text:p>
      <text:p text:style-name="P1"><text:span text:style-name="T4"><text:tab/></text:span><text:span text:style-name="T3">return aleatorio;</text:span></text:p>
      <text:p text:style-name="P1"/>
      <text:p text:style-name="P10"><text:span text:style-name="T2">Ejemplo 2)</text:span><text:span text:style-name="T3"> Obtén un numero aleatorio entre 50 y 100</text:span></text:p>
      <text:p text:style-name="P1"><text:span text:style-name="T3"><text:tab/>set aleatorio = </text:span><text:span text:style-name="T4">rand()*(</text:span><text:span text:style-name="T3">100 </text:span><text:span text:style-name="T4">-</text:span><text:span text:style-name="T7">50</text:span><text:span text:style-name="T3">) + 50</text:span><text:span text:style-name="T4">;</text:span></text:p>
      <text:p text:style-name="P1"><text:span text:style-name="T4"><text:tab/></text:span><text:span text:style-name="T3">return aleatorio;</text:span></text:p>
      <text:p text:style-name="P1"/>
      <text:p text:style-name="P10"><text:span text:style-name="T2">Ejemplo 3)</text:span><text:span text:style-name="T3"> Obtén un numero aleatorio entre 0 y 25</text:span></text:p>
      <text:p text:style-name="P1"><text:span text:style-name="T3"><text:tab/>set aleatorio = </text:span><text:span text:style-name="T4">rand()*(</text:span><text:span text:style-name="T3">25 </text:span><text:span text:style-name="T4">-</text:span><text:span text:style-name="T7">0</text:span><text:span text:style-name="T3">) + 0</text:span><text:span text:style-name="T4">;</text:span></text:p>
      <text:p text:style-name="P1"><text:span text:style-name="T4"><text:tab/></text:span><text:span text:style-name="T3">return aleatorio;</text:span></text:p>
      <text:p text:style-name="P2"/>
      <text:p text:style-name="P14"><text:span text:style-name="T2">POWER:</text:span><text:span text:style-name="T3"> </text:span><text:span text:style-name="T6">función</text:span><text:span text:style-name="T3"> para calcular la potencia de un número</text:span></text:p>
      <text:p text:style-name="P7">power(<text:span text:style-name="T17">Numero1</text:span>,<text:span text:style-name="T17"> Numero 2</text:span>)</text:p>
      <text:p text:style-name="P9"/>
      <text:list text:continue-numbering="true" text:style-name="L1">
        <text:list-item>
          <text:p text:style-name="P22"><text:span text:style-name="T1">Numero 1:</text:span> número base para realizar el calculo</text:p>
        </text:list-item>
        <text:list-item>
          <text:p text:style-name="P24"><text:span text:style-name="T11">Numero 2:</text:span><text:span text:style-name="T9"> exponente del número base para realizar el calculo</text:span></text:p>
          <text:p text:style-name="P26"/>
        </text:list-item>
      </text:list>
      <text:p text:style-name="P10"><text:span text:style-name="T2">Ejemplo 1)</text:span><text:span text:style-name="T3"> Calcula el resultado de 3</text:span><text:span text:style-name="T16">2</text:span></text:p>
      <text:p text:style-name="P1"><text:span text:style-name="T3"><text:tab/>set resultado = power</text:span><text:span text:style-name="T4">(</text:span><text:span text:style-name="T3">3, 2</text:span><text:span text:style-name="T4">);</text:span></text:p>
      <text:p text:style-name="P16"><text:span text:style-name="T10"><text:tab/></text:span><text:span text:style-name="T20">return resultado;</text:span></text:p>
      <text:p text:style-name="P16"/>
      <text:p text:style-name="P10"><text:span text:style-name="T2">Ejemplo 2)</text:span><text:span text:style-name="T3"> Calcula el resultado de 6</text:span><text:span text:style-name="T16">3</text:span></text:p>
      <text:p text:style-name="P1"><text:span text:style-name="T3"><text:tab/>set resultado = power</text:span><text:span text:style-name="T4">(</text:span><text:span text:style-name="T3">6, 3</text:span><text:span text:style-name="T4">);</text:span></text:p>
      <text:p text:style-name="P16"><text:span text:style-name="T10"><text:tab/></text:span><text:span text:style-name="T20">return resultado;</text:span></text:p>
      <text:p text:style-name="P20"/>
      <text:p text:style-name="P14"><text:span text:style-name="T8">SQRT</text:span><text:span text:style-name="T2">:</text:span><text:span text:style-name="T3"> </text:span><text:span text:style-name="T6">función</text:span><text:span text:style-name="T3"> para calcular la </text:span><text:span text:style-name="T5">raíz cuadrada de </text:span><text:span text:style-name="T3">un número</text:span></text:p>
      <text:p text:style-name="P7"><text:span text:style-name="T23">sqrt</text:span>(<text:span text:style-name="T17">Numero</text:span>)</text:p>
      <text:p text:style-name="P5"/>
      <text:list text:continue-numbering="true" text:style-name="L1">
        <text:list-item>
          <text:p text:style-name="P21"><text:span text:style-name="T1">Numero:</text:span> número <text:span text:style-name="T23">del que se va a calcular la raiz</text:span></text:p>
          <text:p text:style-name="P26"/>
        </text:list-item>
      </text:list>
      <text:p text:style-name="P10"><text:span text:style-name="T2">Ejemplo 1)</text:span><text:span text:style-name="T3"> Calcula </text:span><text:span text:style-name="T24">la raíz cuadrada de 36</text:span></text:p>
      <text:p text:style-name="P1"><text:span text:style-name="T3"><text:tab/>set resultado = </text:span><text:span text:style-name="T5">sqrt</text:span><text:span text:style-name="T4">(</text:span><text:span text:style-name="T5">36</text:span><text:span text:style-name="T4">);</text:span></text:p>
      <text:p text:style-name="P16"><text:span text:style-name="T10"><text:tab/></text:span><text:span text:style-name="T20">return resultado;</text:span></text:p>
      <text:p text:style-name="P16"/>
      <text:p text:style-name="P12"><text:span text:style-name="T2">Ejemplo </text:span><text:span text:style-name="T8">2</text:span><text:span text:style-name="T2">) </text:span><text:span text:style-name="T3">Calcula </text:span><text:span text:style-name="T5">la raíz cuadrada de 81</text:span></text:p>
      <text:p text:style-name="P1"><text:span text:style-name="T3"><text:tab/>set resultado = power</text:span><text:span text:style-name="T4">(</text:span><text:span text:style-name="T5">81</text:span><text:span text:style-name="T4">);</text:span></text:p>
      <text:p text:style-name="P16"><text:span text:style-name="T10"><text:tab/></text:span><text:span text:style-name="T20">return resultado;</text:span></text:p>
      <text:p text:style-name="P20"><text:soft-page-break/></text:p>
      <text:p text:style-name="P18"><text:span text:style-name="T1">MOD: </text:span><text:span text:style-name="T25">función</text:span> para calcular el resto de la división de dos números</text:p>
      <text:p text:style-name="P17"><text:span text:style-name="T12">mod</text:span><text:span text:style-name="T9">(</text:span><text:span text:style-name="T17">Numero1</text:span><text:span text:style-name="T9">,</text:span><text:span text:style-name="T17"> Numero 2</text:span><text:span text:style-name="T9">)</text:span></text:p>
      <text:p text:style-name="P3"/>
      <text:list text:continue-numbering="true" text:style-name="L1">
        <text:list-item>
          <text:p text:style-name="P23"><text:span text:style-name="T1">Numero 1:</text:span> <text:span text:style-name="T23">dividendo de la división</text:span></text:p>
        </text:list-item>
        <text:list-item>
          <text:p text:style-name="P25"><text:span text:style-name="T11">Numero 2:</text:span><text:span text:style-name="T9"> </text:span><text:span text:style-name="T12">divisor de la división</text:span></text:p>
          <text:p text:style-name="P27"/>
        </text:list-item>
      </text:list>
      <text:p text:style-name="P11"><text:span text:style-name="T2">Ejemplo 1)</text:span><text:span text:style-name="T3"> Calcula el </text:span><text:span text:style-name="T24">resto de la división de 10 entre 5</text:span></text:p>
      <text:p text:style-name="P6"><text:span text:style-name="T3"><text:tab/>set resultado = </text:span><text:span text:style-name="T5">mod</text:span><text:span text:style-name="T4">(</text:span><text:span text:style-name="T5">10</text:span><text:span text:style-name="T3">, </text:span><text:span text:style-name="T5">5</text:span><text:span text:style-name="T4">);</text:span></text:p>
      <text:p text:style-name="P19"><text:span text:style-name="T10"><text:tab/></text:span><text:span text:style-name="T19">return resultado;</text:span></text:p>
      <text:p text:style-name="P19"/>
      <text:p text:style-name="P11"><text:span text:style-name="T2">Ejemplo </text:span><text:span text:style-name="T8">2</text:span><text:span text:style-name="T2">)</text:span><text:span text:style-name="T3"> Calcula el </text:span><text:span text:style-name="T24">resto de la división de 95 entre 9</text:span></text:p>
      <text:p text:style-name="P6"><text:span text:style-name="T3"><text:tab/>set resultado = </text:span><text:span text:style-name="T5">mod</text:span><text:span text:style-name="T4">(</text:span><text:span text:style-name="T5">95</text:span><text:span text:style-name="T3">, </text:span><text:span text:style-name="T5">9</text:span><text:span text:style-name="T4">);</text:span></text:p>
      <text:p text:style-name="P19"><text:span text:style-name="T10"><text:tab/></text:span><text:span text:style-name="T19">return resultado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6T18:02:39.384000000</meta:creation-date>
    <dc:date>2025-02-17T10:39:16.042000000</dc:date>
    <meta:editing-duration>PT1H59M4S</meta:editing-duration>
    <meta:editing-cycles>15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47" meta:word-count="284" meta:character-count="1578" meta:non-whitespace-character-count="1331"/>
  </office:meta>
</office:document-meta>
</file>